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cm"/>
    </style:style>
    <style:style style:name="gr7" style:family="graphic" style:parent-style-name="standard">
      <style:graphic-properties svg:stroke-width="0.152cm" svg:stroke-color="#dc23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152cm" svg:stroke-color="#000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horizontal-align="center" draw:textarea-vertical-align="middle"/>
    </style:style>
    <style:style style:name="gr11" style:family="graphic" style:parent-style-name="standard">
      <style:graphic-properties svg:stroke-width="0.102cm" svg:stroke-color="#0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7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4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30pt" fo:font-weight="bold" style:font-size-asian="30pt" style:font-weight-asian="bold" style:font-size-complex="3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text-properties fo:font-size="25pt" fo:font-weight="bold" style:font-size-asian="30pt" style:font-weight-asian="bold" style:font-size-complex="30pt" style:font-weight-complex="bold"/>
    </style:style>
    <style:style style:name="P8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8">
        <draw:frame draw:style-name="gr1" draw:text-style-name="P1" draw:layer="layout" svg:width="11.43cm" svg:height="1.826cm" svg:x="8.255cm" svg:y="1.349cm">
          <draw:text-box>
            <text:p text:style-name="P1"><text:span text:style-name="T1">HDP ME Search</text:span></text:p>
          </draw:text-box>
        </draw:frame>
        <draw:frame draw:style-name="gr1" draw:text-style-name="P2" draw:layer="layout" svg:width="10.16cm" svg:height="2.143cm" svg:x="0cm" svg:y="11.268cm">
          <draw:text-box>
            <text:p text:style-name="P2"><text:span text:style-name="T2">Decompose Dish</text:span></text:p>
            <text:p text:style-name="P2"><text:span text:style-name="T3">(hdp_s_decompclass)</text:span></text:p>
          </draw:text-box>
        </draw:frame>
        <draw:custom-shape draw:style-name="gr2" draw:text-style-name="P3" draw:layer="layout" svg:width="3.175cm" svg:height="1.905cm" svg:x="9.29cm" svg:y="5.38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175cm" svg:height="1.905cm" svg:x="9.291cm" svg:y="10.58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175cm" svg:height="1.905cm" svg:x="9.291cm" svg:y="15.08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3.97cm" svg:height="2.143cm" svg:x="13.335cm" svg:y="15.24cm">
          <draw:text-box>
            <text:p text:style-name="P2"><text:span text:style-name="T2">C) Merge Dish</text:span></text:p>
            <text:p text:style-name="P2"><text:span text:style-name="T3">(hdp_s_mergeclass)</text:span></text:p>
          </draw:text-box>
        </draw:frame>
        <draw:frame draw:style-name="gr1" draw:text-style-name="P2" draw:layer="layout" svg:width="13.97cm" svg:height="2.143cm" svg:x="13.135cm" svg:y="10.73cm">
          <draw:text-box>
            <text:p text:style-name="P2"><text:span text:style-name="T2">B) Decompose Word</text:span></text:p>
            <text:p text:style-name="P2"><text:span text:style-name="T3">(hdp_s_decompword)</text:span></text:p>
          </draw:text-box>
        </draw:frame>
        <draw:frame draw:style-name="gr1" draw:text-style-name="P2" draw:layer="layout" svg:width="14.665cm" svg:height="2.143cm" svg:x="13.335cm" svg:y="5.285cm">
          <draw:text-box>
            <text:p text:style-name="P2"><text:span text:style-name="T2">A) Decompose Restaurant</text:span></text:p>
            <text:p text:style-name="P2"><text:span text:style-name="T3">(hdp_s_decompres)</text:span></text:p>
          </draw:text-box>
        </draw:frame>
        <draw:line draw:style-name="gr3" draw:text-style-name="P3" draw:layer="layout" svg:x1="2.54cm" svg:y1="7.78cm" svg:x2="2.54cm" svg:y2="4.605cm">
          <text:p/>
        </draw:line>
        <draw:line draw:style-name="gr3" draw:text-style-name="P3" draw:layer="layout" svg:x1="2.54cm" svg:y1="7.78cm" svg:x2="6.985cm" svg:y2="7.78cm">
          <text:p/>
        </draw:line>
        <draw:line draw:style-name="gr4" draw:text-style-name="P3" draw:layer="layout" svg:x1="2.54cm" svg:y1="7.78cm" svg:x2="0cm" svg:y2="9.685cm">
          <text:p/>
        </draw:line>
        <draw:frame draw:style-name="gr1" draw:layer="layout" svg:width="1.27cm" svg:height="0.962cm" svg:x="3.175cm" svg:y="3.97cm">
          <draw:text-box>
            <text:p>K</text:p>
          </draw:text-box>
        </draw:frame>
        <draw:frame draw:style-name="gr1" draw:layer="layout" svg:width="1.27cm" svg:height="0.962cm" svg:x="0.435cm" svg:y="9.793cm">
          <draw:text-box>
            <text:p>J</text:p>
          </draw:text-box>
        </draw:frame>
        <draw:frame draw:style-name="gr1" draw:layer="layout" svg:width="1.27cm" svg:height="0.962cm" svg:x="6.985cm" svg:y="7.453cm">
          <draw:text-box>
            <text:p>W</text:p>
          </draw:text-box>
        </draw:frame>
        <draw:custom-shape draw:style-name="gr2" draw:text-style-name="P3" draw:layer="layout" svg:width="7.62cm" svg:height="0.635cm" svg:x="0cm" svg:y="5.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6.985cm" svg:height="0.635cm" svg:x="0cm" svg:y="6.64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5.08cm" svg:y1="11.43cm" svg:x2="4.445cm" svg:y2="6.985cm">
          <text:p/>
        </draw:line>
        <draw:custom-shape draw:style-name="gr2" draw:text-style-name="P3" draw:layer="layout" svg:width="5.715cm" svg:height="1.905cm" svg:x="20.685cm" svg:y="8.04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0.585cm" svg:y1="9.95cm" svg:x2="27.57cm" svg:y2="9.95cm">
          <text:p/>
        </draw:line>
        <draw:line draw:style-name="gr5" draw:text-style-name="P3" draw:layer="layout" svg:x1="20.685cm" svg:y1="9.95cm" svg:x2="20.685cm" svg:y2="6.775cm">
          <text:p/>
        </draw:line>
        <draw:frame draw:style-name="gr6" draw:layer="layout" svg:width="1.27cm" svg:height="1.43cm" svg:x="26.835cm" svg:y="10.05cm">
          <draw:text-box>
            <text:p>W</text:p>
          </draw:text-box>
        </draw:frame>
        <draw:frame draw:style-name="gr1" draw:layer="layout" svg:width="1.27cm" svg:height="0.962cm" svg:x="20.685cm" svg:y="6.675cm">
          <draw:text-box>
            <text:p>J</text:p>
          </draw:text-box>
        </draw:frame>
        <draw:line draw:style-name="gr7" draw:text-style-name="P3" draw:layer="layout" svg:x1="20.685cm" svg:y1="8.68cm" svg:x2="26.4cm" svg:y2="8.68cm">
          <text:p/>
        </draw:line>
        <draw:line draw:style-name="gr8" draw:text-style-name="P3" draw:layer="layout" svg:x1="20.686cm" svg:y1="9.38cm" svg:x2="26.401cm" svg:y2="9.38cm">
          <text:p/>
        </draw:line>
        <draw:custom-shape draw:style-name="gr2" draw:text-style-name="P3" draw:layer="layout" svg:width="5.715cm" svg:height="1.905cm" svg:x="20.786cm" svg:y="13.54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0.786cm" svg:y1="15.451cm" svg:x2="27.771cm" svg:y2="15.451cm">
          <text:p/>
        </draw:line>
        <draw:line draw:style-name="gr5" draw:text-style-name="P3" draw:layer="layout" svg:x1="20.786cm" svg:y1="15.451cm" svg:x2="20.786cm" svg:y2="12.276cm">
          <text:p/>
        </draw:line>
        <draw:frame draw:style-name="gr1" draw:layer="layout" svg:width="1.27cm" svg:height="0.962cm" svg:x="20.586cm" svg:y="11.576cm">
          <draw:text-box>
            <text:p>J</text:p>
          </draw:text-box>
        </draw:frame>
        <draw:frame draw:style-name="gr6" draw:layer="layout" svg:width="1.27cm" svg:height="1.43cm" svg:x="27.035cm" svg:y="15.75cm">
          <draw:text-box>
            <text:p>W</text:p>
          </draw:text-box>
        </draw:frame>
        <draw:line draw:style-name="gr8" draw:text-style-name="P3" draw:layer="layout" svg:x1="21.955cm" svg:y1="13.625cm" svg:x2="21.955cm" svg:y2="15.53cm">
          <text:p/>
        </draw:line>
        <draw:line draw:style-name="gr8" draw:text-style-name="P3" draw:layer="layout" svg:x1="22.655cm" svg:y1="13.626cm" svg:x2="22.655cm" svg:y2="15.531cm">
          <text:p/>
        </draw:line>
        <draw:line draw:style-name="gr8" draw:text-style-name="P3" draw:layer="layout" svg:x1="23.355cm" svg:y1="13.626cm" svg:x2="23.355cm" svg:y2="15.531cm">
          <text:p/>
        </draw:line>
        <draw:line draw:style-name="gr8" draw:text-style-name="P3" draw:layer="layout" svg:x1="24.155cm" svg:y1="13.626cm" svg:x2="24.155cm" svg:y2="15.531cm">
          <text:p/>
        </draw:line>
        <draw:line draw:style-name="gr8" draw:text-style-name="P3" draw:layer="layout" svg:x1="24.955cm" svg:y1="13.626cm" svg:x2="24.955cm" svg:y2="15.531cm">
          <text:p/>
        </draw:line>
        <draw:line draw:style-name="gr8" draw:text-style-name="P3" draw:layer="layout" svg:x1="21.355cm" svg:y1="13.626cm" svg:x2="21.355cm" svg:y2="15.531cm">
          <text:p/>
        </draw:line>
        <draw:line draw:style-name="gr7" draw:text-style-name="P3" draw:layer="layout" svg:x1="25.755cm" svg:y1="13.626cm" svg:x2="25.755cm" svg:y2="15.531cm">
          <text:p/>
        </draw:line>
        <draw:frame draw:style-name="gr1" draw:layer="layout" svg:width="1.774cm" svg:height="0.962cm" svg:x="11.676cm" svg:y="17.87cm">
          <draw:text-box>
            <text:p>K<text:span text:style-name="T4">1</text:span></text:p>
          </draw:text-box>
        </draw:frame>
        <draw:custom-shape draw:style-name="gr9" draw:text-style-name="P3" draw:layer="layout" svg:width="3.38cm" svg:height="0.53cm" svg:x="16.31cm" svg:y="18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27cm" svg:height="1.335cm" svg:x="15.24cm" svg:y="18.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layer="layout" svg:width="1.774cm" svg:height="0.962cm" svg:x="11.676cm" svg:y="20.07cm">
          <draw:text-box>
            <text:p>K<text:span text:style-name="T4">2</text:span></text:p>
          </draw:text-box>
        </draw:frame>
        <draw:frame draw:style-name="gr1" draw:layer="layout" svg:width="1.774cm" svg:height="0.962cm" svg:x="25.376cm" svg:y="19.27cm">
          <draw:text-box>
            <text:p>K</text:p>
          </draw:text-box>
        </draw:frame>
        <draw:line draw:style-name="gr10" draw:text-style-name="P3" draw:layer="layout" svg:x1="1.27cm" svg:y1="5.48cm" svg:x2="6.985cm" svg:y2="5.48cm">
          <text:p/>
        </draw:line>
        <draw:line draw:style-name="gr10" draw:text-style-name="P3" draw:layer="layout" svg:x1="0.671cm" svg:y1="5.68cm" svg:x2="6.386cm" svg:y2="5.68cm">
          <text:p/>
        </draw:line>
        <draw:line draw:style-name="gr10" draw:text-style-name="P3" draw:layer="layout" svg:x1="0.772cm" svg:y1="6.88cm" svg:x2="6.487cm" svg:y2="6.88cm">
          <text:p/>
        </draw:line>
        <draw:line draw:style-name="gr10" draw:text-style-name="P3" draw:layer="layout" svg:x1="0.672cm" svg:y1="7.08cm" svg:x2="6.387cm" svg:y2="7.08cm">
          <text:p/>
        </draw:line>
        <draw:line draw:style-name="gr10" draw:text-style-name="P3" draw:layer="layout" svg:x1="5.59cm" svg:y1="5.115cm" svg:x2="4.32cm" svg:y2="5.75cm">
          <text:p/>
        </draw:line>
        <draw:line draw:style-name="gr10" draw:text-style-name="P3" draw:layer="layout" svg:x1="4.39cm" svg:y1="5.116cm" svg:x2="3.12cm" svg:y2="5.751cm">
          <text:p/>
        </draw:line>
        <draw:line draw:style-name="gr10" draw:text-style-name="P3" draw:layer="layout" svg:x1="2.49cm" svg:y1="5.116cm" svg:x2="1.22cm" svg:y2="5.751cm">
          <text:p/>
        </draw:line>
        <draw:line draw:style-name="gr10" draw:text-style-name="P3" draw:layer="layout" svg:x1="3.29cm" svg:y1="5.216cm" svg:x2="2.02cm" svg:y2="5.851cm">
          <text:p/>
        </draw:line>
        <draw:line draw:style-name="gr10" draw:text-style-name="P3" draw:layer="layout" svg:x1="6.49cm" svg:y1="5.216cm" svg:x2="5.22cm" svg:y2="5.851cm">
          <text:p/>
        </draw:line>
        <draw:line draw:style-name="gr10" draw:text-style-name="P3" draw:layer="layout" svg:x1="5.59cm" svg:y1="6.516cm" svg:x2="4.32cm" svg:y2="7.151cm">
          <text:p/>
        </draw:line>
        <draw:line draw:style-name="gr10" draw:text-style-name="P3" draw:layer="layout" svg:x1="2.79cm" svg:y1="6.516cm" svg:x2="1.52cm" svg:y2="7.151cm">
          <text:p/>
        </draw:line>
        <draw:line draw:style-name="gr10" draw:text-style-name="P3" draw:layer="layout" svg:x1="3.79cm" svg:y1="6.516cm" svg:x2="2.52cm" svg:y2="7.151cm">
          <text:p/>
        </draw:line>
        <draw:line draw:style-name="gr10" draw:text-style-name="P3" draw:layer="layout" svg:x1="4.79cm" svg:y1="6.516cm" svg:x2="3.52cm" svg:y2="7.151cm">
          <text:p/>
        </draw:line>
        <draw:custom-shape draw:style-name="gr9" draw:text-style-name="P3" draw:layer="layout" svg:width="7.62cm" svg:height="0.635cm" svg:x="12cm" svg:y="17.64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6.985cm" svg:height="0.635cm" svg:x="12cm" svg:y="19.84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3" draw:layer="layout" svg:x1="13.27cm" svg:y1="17.881cm" svg:x2="18.985cm" svg:y2="17.881cm">
          <text:p/>
        </draw:line>
        <draw:line draw:style-name="gr10" draw:text-style-name="P3" draw:layer="layout" svg:x1="12.671cm" svg:y1="18.081cm" svg:x2="18.386cm" svg:y2="18.081cm">
          <text:p/>
        </draw:line>
        <draw:line draw:style-name="gr10" draw:text-style-name="P3" draw:layer="layout" svg:x1="12.772cm" svg:y1="20.081cm" svg:x2="18.487cm" svg:y2="20.081cm">
          <text:p/>
        </draw:line>
        <draw:line draw:style-name="gr10" draw:text-style-name="P3" draw:layer="layout" svg:x1="12.672cm" svg:y1="20.281cm" svg:x2="18.387cm" svg:y2="20.281cm">
          <text:p/>
        </draw:line>
        <draw:line draw:style-name="gr10" draw:text-style-name="P3" draw:layer="layout" svg:x1="17.59cm" svg:y1="17.516cm" svg:x2="16.32cm" svg:y2="18.151cm">
          <text:p/>
        </draw:line>
        <draw:line draw:style-name="gr10" draw:text-style-name="P3" draw:layer="layout" svg:x1="16.39cm" svg:y1="17.517cm" svg:x2="15.12cm" svg:y2="18.152cm">
          <text:p/>
        </draw:line>
        <draw:line draw:style-name="gr10" draw:text-style-name="P3" draw:layer="layout" svg:x1="14.49cm" svg:y1="17.517cm" svg:x2="13.22cm" svg:y2="18.152cm">
          <text:p/>
        </draw:line>
        <draw:line draw:style-name="gr10" draw:text-style-name="P3" draw:layer="layout" svg:x1="15.29cm" svg:y1="17.617cm" svg:x2="14.02cm" svg:y2="18.252cm">
          <text:p/>
        </draw:line>
        <draw:line draw:style-name="gr10" draw:text-style-name="P3" draw:layer="layout" svg:x1="18.49cm" svg:y1="17.617cm" svg:x2="17.22cm" svg:y2="18.252cm">
          <text:p/>
        </draw:line>
        <draw:line draw:style-name="gr10" draw:text-style-name="P3" draw:layer="layout" svg:x1="17.59cm" svg:y1="19.717cm" svg:x2="16.32cm" svg:y2="20.352cm">
          <text:p/>
        </draw:line>
        <draw:line draw:style-name="gr10" draw:text-style-name="P3" draw:layer="layout" svg:x1="14.79cm" svg:y1="19.717cm" svg:x2="13.52cm" svg:y2="20.352cm">
          <text:p/>
        </draw:line>
        <draw:line draw:style-name="gr10" draw:text-style-name="P3" draw:layer="layout" svg:x1="15.79cm" svg:y1="19.717cm" svg:x2="14.52cm" svg:y2="20.352cm">
          <text:p/>
        </draw:line>
        <draw:line draw:style-name="gr10" draw:text-style-name="P3" draw:layer="layout" svg:x1="16.79cm" svg:y1="19.717cm" svg:x2="15.52cm" svg:y2="20.352cm">
          <text:p/>
        </draw:line>
        <draw:custom-shape draw:style-name="gr9" draw:text-style-name="P3" draw:layer="layout" svg:width="6.985cm" svg:height="0.635cm" svg:x="20.201cm" svg:y="18.543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3" draw:layer="layout" svg:x1="20.973cm" svg:y1="18.782cm" svg:x2="26.688cm" svg:y2="18.782cm">
          <text:p/>
        </draw:line>
        <draw:line draw:style-name="gr10" draw:text-style-name="P3" draw:layer="layout" svg:x1="20.873cm" svg:y1="18.982cm" svg:x2="26.588cm" svg:y2="18.982cm">
          <text:p/>
        </draw:line>
        <draw:line draw:style-name="gr10" draw:text-style-name="P3" draw:layer="layout" svg:x1="25.791cm" svg:y1="18.418cm" svg:x2="24.521cm" svg:y2="19.053cm">
          <text:p/>
        </draw:line>
        <draw:line draw:style-name="gr10" draw:text-style-name="P3" draw:layer="layout" svg:x1="22.991cm" svg:y1="18.418cm" svg:x2="21.721cm" svg:y2="19.053cm">
          <text:p/>
        </draw:line>
        <draw:line draw:style-name="gr10" draw:text-style-name="P3" draw:layer="layout" svg:x1="23.991cm" svg:y1="18.418cm" svg:x2="22.721cm" svg:y2="19.053cm">
          <text:p/>
        </draw:line>
        <draw:line draw:style-name="gr10" draw:text-style-name="P3" draw:layer="layout" svg:x1="24.991cm" svg:y1="18.418cm" svg:x2="23.721cm" svg:y2="19.053cm">
          <text:p/>
        </draw:line>
        <draw:line draw:style-name="gr10" draw:text-style-name="P3" draw:layer="layout" svg:x1="8.89cm" svg:y1="5.715cm" svg:x2="8.89cm" svg:y2="17.145cm">
          <text:p/>
        </draw:line>
        <draw:custom-shape draw:style-name="gr9" draw:text-style-name="P3" draw:layer="layout" svg:width="5.715cm" svg:height="1.905cm" svg:x="1.206cm" svg:y="16.25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206cm" svg:y1="18.156cm" svg:x2="8.191cm" svg:y2="18.156cm">
          <text:p/>
        </draw:line>
        <draw:line draw:style-name="gr3" draw:text-style-name="P3" draw:layer="layout" svg:x1="1.206cm" svg:y1="18.156cm" svg:x2="1.206cm" svg:y2="14.981cm">
          <text:p/>
        </draw:line>
        <draw:frame draw:style-name="gr1" draw:layer="layout" svg:width="1.27cm" svg:height="0.962cm" svg:x="1.206cm" svg:y="14.981cm">
          <draw:text-box>
            <text:p>J</text:p>
          </draw:text-box>
        </draw:frame>
        <draw:line draw:style-name="gr8" draw:text-style-name="P3" draw:layer="layout" svg:x1="1.206cm" svg:y1="16.886cm" svg:x2="6.921cm" svg:y2="16.886cm">
          <text:p/>
        </draw:line>
        <draw:line draw:style-name="gr8" draw:text-style-name="P3" draw:layer="layout" svg:x1="1.207cm" svg:y1="17.586cm" svg:x2="6.922cm" svg:y2="17.586cm">
          <text:p/>
        </draw:line>
        <draw:frame draw:style-name="gr6" draw:layer="layout" svg:width="1.27cm" svg:height="1.43cm" svg:x="8.255cm" svg:y="18.255cm">
          <draw:text-box>
            <text:p>W</text:p>
          </draw:text-box>
        </draw:frame>
        <draw:frame draw:style-name="gr1" draw:layer="layout" svg:width="1.27cm" svg:height="0.962cm" svg:x="0.065cm" svg:y="16.22cm">
          <draw:text-box>
            <text:p>J<text:span text:style-name="T4">1</text:span></text:p>
          </draw:text-box>
        </draw:frame>
        <draw:frame draw:style-name="gr1" draw:layer="layout" svg:width="1.27cm" svg:height="0.962cm" svg:x="0.065cm" svg:y="17.42cm">
          <draw:text-box>
            <text:p>J<text:span text:style-name="T4">2</text:span></text:p>
          </draw:text-box>
        </draw:frame>
        <draw:line draw:style-name="gr11" draw:text-style-name="P3" draw:layer="layout" svg:x1="2.07cm" svg:y1="16.215cm" svg:x2="2.07cm" svg:y2="18.12cm">
          <text:p/>
        </draw:line>
        <draw:line draw:style-name="gr11" draw:text-style-name="P3" draw:layer="layout" svg:x1="2.87cm" svg:y1="16.216cm" svg:x2="2.87cm" svg:y2="18.121cm">
          <text:p/>
        </draw:line>
        <draw:line draw:style-name="gr11" draw:text-style-name="P3" draw:layer="layout" svg:x1="3.57cm" svg:y1="16.216cm" svg:x2="3.57cm" svg:y2="18.121cm">
          <text:p/>
        </draw:line>
        <draw:line draw:style-name="gr11" draw:text-style-name="P3" draw:layer="layout" svg:x1="4.27cm" svg:y1="16.216cm" svg:x2="4.27cm" svg:y2="18.121cm">
          <text:p/>
        </draw:line>
        <draw:line draw:style-name="gr11" draw:text-style-name="P3" draw:layer="layout" svg:x1="5.07cm" svg:y1="16.216cm" svg:x2="5.07cm" svg:y2="18.121cm">
          <text:p/>
        </draw:line>
        <draw:line draw:style-name="gr11" draw:text-style-name="P3" draw:layer="layout" svg:x1="5.87cm" svg:y1="16.216cm" svg:x2="5.87cm" svg:y2="18.121cm">
          <text:p/>
        </draw:line>
        <draw:line draw:style-name="gr3" draw:text-style-name="P3" draw:layer="layout" svg:x1="6.985cm" svg:y1="12.7cm" svg:x2="4.445cm" svg:y2="16.51cm">
          <text:p/>
        </draw:line>
        <presentation:notes draw:style-name="dp2">
          <draw:page-thumbnail draw:style-name="gr1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13.97cm" svg:height="2.143cm" svg:x="6.12cm" svg:y="1.005cm">
          <draw:text-box>
            <text:p text:style-name="P2"><text:span text:style-name="T2">A) Decompose Restaurant</text:span></text:p>
            <text:p text:style-name="P4"><text:span text:style-name="T3">(hdp_s_decompres)</text:span></text:p>
          </draw:text-box>
        </draw:frame>
        <draw:custom-shape draw:style-name="gr2" draw:text-style-name="P3" draw:layer="layout" svg:width="5.715cm" svg:height="1.905cm" svg:x="18.186cm" svg:y="3.54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186cm" svg:y1="5.451cm" svg:x2="25.171cm" svg:y2="5.451cm">
          <text:p/>
        </draw:line>
        <draw:line draw:style-name="gr5" draw:text-style-name="P3" draw:layer="layout" svg:x1="18.186cm" svg:y1="5.451cm" svg:x2="18.186cm" svg:y2="2.276cm">
          <text:p/>
        </draw:line>
        <draw:frame draw:style-name="gr1" draw:text-style-name="P5" draw:layer="layout" svg:width="1.27cm" svg:height="0.962cm" svg:x="18.186cm" svg:y="2.276cm">
          <draw:text-box>
            <text:p text:style-name="P5">J</text:p>
          </draw:text-box>
        </draw:frame>
        <draw:line draw:style-name="gr7" draw:text-style-name="P3" draw:layer="layout" svg:x1="18.186cm" svg:y1="4.181cm" svg:x2="23.901cm" svg:y2="4.181cm">
          <text:p/>
        </draw:line>
        <draw:line draw:style-name="gr8" draw:text-style-name="P3" draw:layer="layout" svg:x1="18.187cm" svg:y1="4.881cm" svg:x2="23.902cm" svg:y2="4.881cm">
          <text:p/>
        </draw:line>
        <draw:frame draw:style-name="gr6" draw:text-style-name="P5" draw:layer="layout" svg:width="1.27cm" svg:height="1.43cm" svg:x="25.235cm" svg:y="5.55cm">
          <draw:text-box>
            <text:p text:style-name="P5">W</text:p>
          </draw:text-box>
        </draw:frame>
        <draw:frame draw:style-name="gr1" draw:text-style-name="P5" draw:layer="layout" svg:width="1.27cm" svg:height="0.962cm" svg:x="17.045cm" svg:y="3.515cm">
          <draw:text-box>
            <text:p text:style-name="P5">J<text:span text:style-name="T4">1</text:span></text:p>
          </draw:text-box>
        </draw:frame>
        <draw:frame draw:style-name="gr1" draw:text-style-name="P5" draw:layer="layout" svg:width="1.27cm" svg:height="0.962cm" svg:x="17.045cm" svg:y="4.715cm">
          <draw:text-box>
            <text:p text:style-name="P5">J<text:span text:style-name="T4">2</text:span></text:p>
          </draw:text-box>
        </draw:frame>
        <draw:frame draw:style-name="gr13" draw:text-style-name="P6" draw:layer="layout" svg:width="26.155cm" svg:height="11.222cm" svg:x="1.845cm" svg:y="7.62cm">
          <draw:text-box>
            <text:p text:style-name="P6"><text:span text:style-name="T5">0) Given other restaurants fixed, Reconfigure one restaurant J</text:span><text:span text:style-name="T4">1</text:span></text:p>
            <text:p text:style-name="P6"><text:span text:style-name="T5"/></text:p>
            <text:p text:style-name="P6"><text:span text:style-name="T5">1) Remove previous configuration of J</text:span><text:span text:style-name="T4">1</text:span></text:p>
            <text:p text:style-name="P7"><text:span text:style-name="T3">(hdp_s_deleteres)</text:span></text:p>
            <text:p text:style-name="P6"><text:span text:style-name="T5"/></text:p>
            <text:p text:style-name="P6"><text:span text:style-name="T5">2) Gibbs Sampling t</text:span><text:span text:style-name="T6">ji</text:span><text:span text:style-name="T5"> and k</text:span><text:span text:style-name="T6">jt</text:span></text:p>
            <text:p text:style-name="P7"><text:span text:style-name="T3">(hdp_s_randres)</text:span></text:p>
            <text:p text:style-name="P6"><text:span text:style-name="T5"/></text:p>
            <text:p text:style-name="P6"><text:span text:style-name="T5">3) Local-Merge search until convergence</text:span></text:p>
            <text:p text:style-name="P7"><text:span text:style-name="T3">(hdp_s_lmres)</text:span></text:p>
            <text:p text:style-name="P6"><text:span text:style-name="T5"><text:s/></text:span></text:p>
            <text:p text:style-name="P6"><text:span text:style-name="T5">4) Accept &amp; Reject</text:span></text:p>
          </draw:text-box>
        </draw:frame>
        <presentation:notes draw:style-name="dp2">
          <draw:page-thumbnail draw:style-name="gr1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13.97cm" svg:height="2.143cm" svg:x="6.12cm" svg:y="1.005cm">
          <draw:text-box>
            <text:p text:style-name="P2"><text:span text:style-name="T2">A) Decompose Restaurant</text:span></text:p>
            <text:p text:style-name="P4"><text:span text:style-name="T3">(hdp_s_decompres)</text:span></text:p>
          </draw:text-box>
        </draw:frame>
        <draw:custom-shape draw:style-name="gr2" draw:text-style-name="P3" draw:layer="layout" svg:width="5.715cm" svg:height="1.905cm" svg:x="18.186cm" svg:y="3.54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186cm" svg:y1="5.451cm" svg:x2="25.171cm" svg:y2="5.451cm">
          <text:p/>
        </draw:line>
        <draw:line draw:style-name="gr5" draw:text-style-name="P3" draw:layer="layout" svg:x1="18.186cm" svg:y1="5.451cm" svg:x2="18.186cm" svg:y2="2.276cm">
          <text:p/>
        </draw:line>
        <draw:frame draw:style-name="gr1" draw:text-style-name="P5" draw:layer="layout" svg:width="1.27cm" svg:height="0.962cm" svg:x="18.186cm" svg:y="2.276cm">
          <draw:text-box>
            <text:p text:style-name="P5">J</text:p>
          </draw:text-box>
        </draw:frame>
        <draw:line draw:style-name="gr7" draw:text-style-name="P3" draw:layer="layout" svg:x1="18.186cm" svg:y1="4.181cm" svg:x2="23.901cm" svg:y2="4.181cm">
          <text:p/>
        </draw:line>
        <draw:line draw:style-name="gr8" draw:text-style-name="P3" draw:layer="layout" svg:x1="18.187cm" svg:y1="4.881cm" svg:x2="23.902cm" svg:y2="4.881cm">
          <text:p/>
        </draw:line>
        <draw:frame draw:style-name="gr6" draw:text-style-name="P5" draw:layer="layout" svg:width="1.27cm" svg:height="1.43cm" svg:x="25.235cm" svg:y="5.55cm">
          <draw:text-box>
            <text:p text:style-name="P5">W</text:p>
          </draw:text-box>
        </draw:frame>
        <draw:frame draw:style-name="gr1" draw:text-style-name="P5" draw:layer="layout" svg:width="1.27cm" svg:height="0.962cm" svg:x="17.045cm" svg:y="3.515cm">
          <draw:text-box>
            <text:p text:style-name="P5">J<text:span text:style-name="T4">1</text:span></text:p>
          </draw:text-box>
        </draw:frame>
        <draw:frame draw:style-name="gr1" draw:text-style-name="P5" draw:layer="layout" svg:width="1.27cm" svg:height="0.962cm" svg:x="17.045cm" svg:y="4.715cm">
          <draw:text-box>
            <text:p text:style-name="P5">J<text:span text:style-name="T4">2</text:span></text:p>
          </draw:text-box>
        </draw:frame>
        <draw:frame draw:style-name="gr14" draw:text-style-name="P6" draw:layer="layout" svg:width="27.94cm" svg:height="12.293cm" svg:x="0cm" svg:y="6.35cm">
          <draw:text-box>
            <text:p text:style-name="P6"><text:span text:style-name="T5">3) Local-Merge search until convergence</text:span></text:p>
            <text:p text:style-name="P7"><text:span text:style-name="T3">(hdp_s_lmres)</text:span></text:p>
            <text:p text:style-name="P6"><text:span text:style-name="T5"><text:s/></text:span></text:p>
            <text:p text:style-name="P6"><text:span text:style-name="T5">Iterate until convergence:</text:span></text:p>
            <text:p text:style-name="P6"><text:span text:style-name="T5"><text:s text:c="10"/></text:span><text:span text:style-name="T5">3.1) Local Search t</text:span><text:span text:style-name="T6">ji: Search the best </text:span><text:span text:style-name="T5">t</text:span><text:span text:style-name="T6">ji for one customer while fixing others </text:span></text:p>
            <text:p text:style-name="P6"><text:span text:style-name="T6"><text:s text:c="24"/></text:span><text:span text:style-name="T6">(hdp_s_localdatatt)</text:span></text:p>
            <text:p text:style-name="P6"><text:span text:style-name="T5"/></text:p>
            <text:p text:style-name="P6"><text:span text:style-name="T5"><text:s text:c="10"/></text:span><text:span text:style-name="T5">3.2) Local Search k</text:span><text:span text:style-name="T6">jt: Search the best </text:span><text:span text:style-name="T5">k</text:span><text:span text:style-name="T6">jt for one table while fixing others </text:span></text:p>
            <text:p text:style-name="P6"><text:span text:style-name="T6"><text:s text:c="24"/></text:span><text:span text:style-name="T6">(hdp_s_localtablecc)</text:span></text:p>
            <text:p text:style-name="P6"><text:span text:style-name="T5"/></text:p>
            <text:p text:style-name="P6"><text:span text:style-name="T5"><text:s text:c="10"/></text:span><text:span text:style-name="T5">3.3) Merge Table</text:span><text:span text:style-name="T6">: Search the best table to merge and the best class for them</text:span></text:p>
            <text:p text:style-name="P6"><text:span text:style-name="T6"><text:s text:c="24"/></text:span><text:span text:style-name="T6">(hdp_s_mergetable)</text:span></text:p>
            <text:p text:style-name="P6"><text:span text:style-name="T5"/></text:p>
          </draw:text-box>
        </draw:frame>
        <presentation:notes draw:style-name="dp2">
          <draw:page-thumbnail draw:style-name="gr1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3" draw:layer="layout" svg:width="5.715cm" svg:height="1.905cm" svg:x="19.686cm" svg:y="2.94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686cm" svg:y1="4.852cm" svg:x2="26.671cm" svg:y2="4.852cm">
          <text:p/>
        </draw:line>
        <draw:line draw:style-name="gr5" draw:text-style-name="P3" draw:layer="layout" svg:x1="19.686cm" svg:y1="4.852cm" svg:x2="19.686cm" svg:y2="1.677cm">
          <text:p/>
        </draw:line>
        <draw:frame draw:style-name="gr1" draw:layer="layout" svg:width="1.27cm" svg:height="0.962cm" svg:x="19.686cm" svg:y="1.677cm">
          <draw:text-box>
            <text:p>J</text:p>
          </draw:text-box>
        </draw:frame>
        <draw:frame draw:style-name="gr6" draw:layer="layout" svg:width="1.27cm" svg:height="1.43cm" svg:x="25.935cm" svg:y="5.151cm">
          <draw:text-box>
            <text:p>W</text:p>
          </draw:text-box>
        </draw:frame>
        <draw:line draw:style-name="gr8" draw:text-style-name="P3" draw:layer="layout" svg:x1="20.855cm" svg:y1="3.026cm" svg:x2="20.855cm" svg:y2="4.931cm">
          <text:p/>
        </draw:line>
        <draw:line draw:style-name="gr8" draw:text-style-name="P3" draw:layer="layout" svg:x1="21.555cm" svg:y1="3.027cm" svg:x2="21.555cm" svg:y2="4.932cm">
          <text:p/>
        </draw:line>
        <draw:line draw:style-name="gr8" draw:text-style-name="P3" draw:layer="layout" svg:x1="22.255cm" svg:y1="3.027cm" svg:x2="22.255cm" svg:y2="4.932cm">
          <text:p/>
        </draw:line>
        <draw:line draw:style-name="gr8" draw:text-style-name="P3" draw:layer="layout" svg:x1="23.055cm" svg:y1="3.027cm" svg:x2="23.055cm" svg:y2="4.932cm">
          <text:p/>
        </draw:line>
        <draw:line draw:style-name="gr8" draw:text-style-name="P3" draw:layer="layout" svg:x1="23.855cm" svg:y1="3.027cm" svg:x2="23.855cm" svg:y2="4.932cm">
          <text:p/>
        </draw:line>
        <draw:line draw:style-name="gr8" draw:text-style-name="P3" draw:layer="layout" svg:x1="20.255cm" svg:y1="3.027cm" svg:x2="20.255cm" svg:y2="4.932cm">
          <text:p/>
        </draw:line>
        <draw:line draw:style-name="gr7" draw:text-style-name="P3" draw:layer="layout" svg:x1="24.655cm" svg:y1="3.027cm" svg:x2="24.655cm" svg:y2="4.932cm">
          <text:p/>
        </draw:line>
        <draw:frame draw:style-name="gr1" draw:text-style-name="P2" draw:layer="layout" svg:width="13.97cm" svg:height="2.143cm" svg:x="6.985cm" svg:y="1.032cm">
          <draw:text-box>
            <text:p text:style-name="P2"><text:span text:style-name="T2">B) Decompose Word</text:span></text:p>
            <text:p text:style-name="P4"><text:span text:style-name="T3">(hdp_s_decomword)</text:span></text:p>
          </draw:text-box>
        </draw:frame>
        <draw:frame draw:style-name="gr13" draw:text-style-name="P6" draw:layer="layout" svg:width="26.155cm" svg:height="11.222cm" svg:x="1.846cm" svg:y="7.62cm">
          <draw:text-box>
            <text:p text:style-name="P6"><text:span text:style-name="T5">0) Given other words fixed, Reconfigure one word W</text:span><text:span text:style-name="T4">1</text:span></text:p>
            <text:p text:style-name="P6"><text:span text:style-name="T5"/></text:p>
            <text:p text:style-name="P6"><text:span text:style-name="T5">1) Remove previous configuration of W</text:span><text:span text:style-name="T4">1</text:span></text:p>
            <text:p text:style-name="P2"><text:span text:style-name="T3">(hdp_s_deleteword)</text:span></text:p>
            <text:p text:style-name="P6"><text:span text:style-name="T5"/></text:p>
            <text:p text:style-name="P6"><text:span text:style-name="T5">2) Gibbs Sampling t</text:span><text:span text:style-name="T6">ji</text:span></text:p>
            <text:p text:style-name="P2"><text:span text:style-name="T3">(hdp_s_randword)</text:span></text:p>
            <text:p text:style-name="P6"><text:span text:style-name="T5"/></text:p>
            <text:p text:style-name="P6"><text:span text:style-name="T5">3) Local-Merge search until convergence</text:span></text:p>
            <text:p text:style-name="P2"><text:span text:style-name="T3">(hdp_s_lmres)</text:span></text:p>
            <text:p text:style-name="P6"><text:span text:style-name="T5"><text:s/></text:span></text:p>
            <text:p text:style-name="P6"><text:span text:style-name="T5">4) Accept &amp; Reject</text:span></text:p>
          </draw:text-box>
        </draw:frame>
        <presentation:notes draw:style-name="dp2">
          <draw:page-thumbnail draw:style-name="gr1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8.255cm" svg:height="2.143cm" svg:x="6.985cm" svg:y="1.032cm">
          <draw:text-box>
            <text:p text:style-name="P2"><text:span text:style-name="T2">C) Merge Dish</text:span></text:p>
            <text:p text:style-name="P4"><text:span text:style-name="T3">(hdp_s_mergeclass)</text:span></text:p>
          </draw:text-box>
        </draw:frame>
        <draw:frame draw:style-name="gr13" draw:text-style-name="P6" draw:layer="layout" svg:width="26.155cm" svg:height="11.023cm" svg:x="1.846cm" svg:y="7.62cm">
          <draw:text-box>
            <text:p text:style-name="P6"><text:span text:style-name="T5">0) Find the best dish for dish K</text:span><text:span text:style-name="T4">1 <text:s/></text:span><text:span text:style-name="T5">to merge</text:span></text:p>
            <text:p text:style-name="P6"><text:span text:style-name="T5"/></text:p>
            <text:p text:style-name="P6"><text:span text:style-name="T5">1) For all other dishes:</text:span></text:p>
            <text:p text:style-name="P6"><text:span text:style-name="T5"/></text:p>
            <text:p text:style-name="P6"><text:span text:style-name="T5"><text:tab/></text:span><text:span text:style-name="T5"> <text:s text:c="3"/></text:span><text:span text:style-name="T5">Propose to merge it with K</text:span><text:span text:style-name="T4">1 </text:span><text:span text:style-name="T5">, </text:span></text:p>
            <text:p text:style-name="P6"><text:span text:style-name="T5"><text:s text:c="9"/></text:span><text:span text:style-name="T5">merging tables in the same restaurant </text:span></text:p>
            <text:p text:style-name="P7"><text:span text:style-name="T3"><text:s text:c="12"/></text:span><text:span text:style-name="T3">(hdp_s_mergetinside)</text:span></text:p>
            <text:p text:style-name="P6"><text:span text:style-name="T5"/></text:p>
            <text:p text:style-name="P6"><text:span text:style-name="T5"><text:s/></text:span></text:p>
            <text:p text:style-name="P6"><text:span text:style-name="T5">2) Accept &amp; Reject</text:span></text:p>
          </draw:text-box>
        </draw:frame>
        <draw:frame draw:style-name="gr1" draw:layer="layout" svg:width="1.774cm" svg:height="0.962cm" svg:x="11.677cm" svg:y="3.97cm">
          <draw:text-box>
            <text:p>K<text:span text:style-name="T4">1</text:span></text:p>
          </draw:text-box>
        </draw:frame>
        <draw:custom-shape draw:style-name="gr9" draw:text-style-name="P3" draw:layer="layout" svg:width="3.38cm" svg:height="0.53cm" svg:x="16.311cm" svg:y="4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27cm" svg:height="1.335cm" svg:x="15.241cm" svg:y="4.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layer="layout" svg:width="1.774cm" svg:height="0.962cm" svg:x="11.677cm" svg:y="6.17cm">
          <draw:text-box>
            <text:p>K<text:span text:style-name="T4">2</text:span></text:p>
          </draw:text-box>
        </draw:frame>
        <draw:frame draw:style-name="gr1" draw:layer="layout" svg:width="1.774cm" svg:height="0.962cm" svg:x="25.377cm" svg:y="5.37cm">
          <draw:text-box>
            <text:p>K</text:p>
          </draw:text-box>
        </draw:frame>
        <draw:custom-shape draw:style-name="gr9" draw:text-style-name="P3" draw:layer="layout" svg:width="7.62cm" svg:height="0.635cm" svg:x="12.001cm" svg:y="3.74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6.985cm" svg:height="0.635cm" svg:x="12.001cm" svg:y="5.94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3" draw:layer="layout" svg:x1="13.271cm" svg:y1="3.981cm" svg:x2="18.986cm" svg:y2="3.981cm">
          <text:p/>
        </draw:line>
        <draw:line draw:style-name="gr10" draw:text-style-name="P3" draw:layer="layout" svg:x1="12.672cm" svg:y1="4.181cm" svg:x2="18.387cm" svg:y2="4.181cm">
          <text:p/>
        </draw:line>
        <draw:line draw:style-name="gr10" draw:text-style-name="P3" draw:layer="layout" svg:x1="12.773cm" svg:y1="6.181cm" svg:x2="18.488cm" svg:y2="6.181cm">
          <text:p/>
        </draw:line>
        <draw:line draw:style-name="gr10" draw:text-style-name="P3" draw:layer="layout" svg:x1="12.673cm" svg:y1="6.381cm" svg:x2="18.388cm" svg:y2="6.381cm">
          <text:p/>
        </draw:line>
        <draw:line draw:style-name="gr10" draw:text-style-name="P3" draw:layer="layout" svg:x1="17.591cm" svg:y1="3.616cm" svg:x2="16.321cm" svg:y2="4.251cm">
          <text:p/>
        </draw:line>
        <draw:line draw:style-name="gr10" draw:text-style-name="P3" draw:layer="layout" svg:x1="16.391cm" svg:y1="3.617cm" svg:x2="15.121cm" svg:y2="4.252cm">
          <text:p/>
        </draw:line>
        <draw:line draw:style-name="gr10" draw:text-style-name="P3" draw:layer="layout" svg:x1="14.491cm" svg:y1="3.617cm" svg:x2="13.221cm" svg:y2="4.252cm">
          <text:p/>
        </draw:line>
        <draw:line draw:style-name="gr10" draw:text-style-name="P3" draw:layer="layout" svg:x1="15.291cm" svg:y1="3.717cm" svg:x2="14.021cm" svg:y2="4.352cm">
          <text:p/>
        </draw:line>
        <draw:line draw:style-name="gr10" draw:text-style-name="P3" draw:layer="layout" svg:x1="18.491cm" svg:y1="3.717cm" svg:x2="17.221cm" svg:y2="4.352cm">
          <text:p/>
        </draw:line>
        <draw:line draw:style-name="gr10" draw:text-style-name="P3" draw:layer="layout" svg:x1="17.591cm" svg:y1="5.817cm" svg:x2="16.321cm" svg:y2="6.452cm">
          <text:p/>
        </draw:line>
        <draw:line draw:style-name="gr10" draw:text-style-name="P3" draw:layer="layout" svg:x1="14.791cm" svg:y1="5.817cm" svg:x2="13.521cm" svg:y2="6.452cm">
          <text:p/>
        </draw:line>
        <draw:line draw:style-name="gr10" draw:text-style-name="P3" draw:layer="layout" svg:x1="15.791cm" svg:y1="5.817cm" svg:x2="14.521cm" svg:y2="6.452cm">
          <text:p/>
        </draw:line>
        <draw:line draw:style-name="gr10" draw:text-style-name="P3" draw:layer="layout" svg:x1="16.791cm" svg:y1="5.817cm" svg:x2="15.521cm" svg:y2="6.452cm">
          <text:p/>
        </draw:line>
        <draw:custom-shape draw:style-name="gr9" draw:text-style-name="P3" draw:layer="layout" svg:width="6.985cm" svg:height="0.635cm" svg:x="20.202cm" svg:y="4.643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3" draw:layer="layout" svg:x1="20.974cm" svg:y1="4.882cm" svg:x2="26.689cm" svg:y2="4.882cm">
          <text:p/>
        </draw:line>
        <draw:line draw:style-name="gr10" draw:text-style-name="P3" draw:layer="layout" svg:x1="20.874cm" svg:y1="5.082cm" svg:x2="26.589cm" svg:y2="5.082cm">
          <text:p/>
        </draw:line>
        <draw:line draw:style-name="gr10" draw:text-style-name="P3" draw:layer="layout" svg:x1="25.792cm" svg:y1="4.518cm" svg:x2="24.522cm" svg:y2="5.153cm">
          <text:p/>
        </draw:line>
        <draw:line draw:style-name="gr10" draw:text-style-name="P3" draw:layer="layout" svg:x1="22.992cm" svg:y1="4.518cm" svg:x2="21.722cm" svg:y2="5.153cm">
          <text:p/>
        </draw:line>
        <draw:line draw:style-name="gr10" draw:text-style-name="P3" draw:layer="layout" svg:x1="23.992cm" svg:y1="4.518cm" svg:x2="22.722cm" svg:y2="5.153cm">
          <text:p/>
        </draw:line>
        <draw:line draw:style-name="gr10" draw:text-style-name="P3" draw:layer="layout" svg:x1="24.992cm" svg:y1="4.518cm" svg:x2="23.722cm" svg:y2="5.153cm">
          <text:p/>
        </draw:line>
        <presentation:notes draw:style-name="dp2">
          <draw:page-thumbnail draw:style-name="gr1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onglai </meta:initial-creator>
    <meta:creation-date>2010-11-17T13:31:09</meta:creation-date>
    <meta:editing-duration>PT00H07M23S</meta:editing-duration>
    <meta:editing-cycles>3</meta:editing-cycles>
    <dc:date>2010-11-17T14:25:25</dc:date>
    <dc:creator>donglai </dc:creator>
    <meta:generator>OpenOffice.org/3.2$Linux OpenOffice.org_project/320m19$Build-9505</meta:generator>
    <meta:document-statistic meta:object-count="189"/>
  </office:meta>
</office:document-meta>
</file>